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text-align="start" style:justify-single-word="false" fo:orphans="2" fo:widows="2" fo:text-indent="0in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1665in" style:contextual-spacing="false" fo:text-align="start" style:justify-single-word="false" fo:orphans="2" fo:widows="2" fo:text-indent="0in" style:auto-text-indent="false"/>
    </style:style>
    <style:style style:name="P5" style:family="paragraph" style:parent-style-name="Standard">
      <style:text-properties fo:font-size="14pt" style:font-size-asian="12.25pt" style:font-size-complex="14pt"/>
    </style:style>
    <style:style style:name="P6" style:family="paragraph" style:parent-style-name="Text_20_body">
      <style:paragraph-properties fo:break-before="page"/>
      <style:text-properties fo:font-size="14pt" style:font-size-asian="12.25pt" style:font-size-complex="14pt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0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10" style:family="paragraph" style:parent-style-name="Heading_20_2">
      <style:paragraph-properties fo:break-before="page"/>
      <style:text-properties fo:font-size="14pt" style:font-size-asian="12.25pt" style:font-size-complex="14pt"/>
    </style:style>
    <style:style style:name="P11" style:family="paragraph" style:parent-style-name="Text_20_body" style:list-style-name="L3">
      <style:paragraph-properties fo:margin-left="0in" fo:margin-right="0in" fo:margin-top="0in" fo:margin-bottom="0.1665in" style:contextual-spacing="false" fo:text-align="start" style:justify-single-word="false" fo:orphans="2" fo:widows="2" fo:text-indent="0in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13" style:family="paragraph" style:parent-style-name="Text_20_body" style:list-style-name="L4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24292f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f" loext:opacity="100%" style:font-name="ui-monospace" fo:font-size="9.7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f" loext:opacity="100%" style:font-name="ui-monospace" fo:font-size="9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24292f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24292f" loext:opacity="100%" fo:letter-spacing="normal" fo:background-color="transparent" loext:char-shading-value="0" loext:padding="0in" loext:border="none"/>
    </style:style>
    <style:style style:name="T7" style:family="text">
      <style:text-properties fo:font-variant="normal" fo:text-transform="none" fo:color="#24292f" loext:opacity="100%" style:font-name="apple-system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wo-Way Data Binding with </text:span></text:span><text:span text:style-name="Strong_20_Emphasis"><text:span text:style-name="Source_20_Text"><text:span text:style-name="T2">v-model</text:span></text:span></text:span></text:p>
      <text:p text:style-name="P1"><text:span text:style-name="Strong_20_Emphasis"><text:span text:style-name="Source_20_Text"><text:span text:style-name="T2"/></text:span></text:span></text:p>
      <text:p text:style-name="P2">In Vue, two-way data binding allows you to synchronize the state of your application between the DOM and your JavaScript code. This is achieved through a technique called "reactive" systems, where changes to one part of your application automatically update other parts.</text:p>
      <text:p text:style-name="P1"><text:span text:style-name="T3">Today, we're going to explore one of Vue's most powerful features: </text:span><text:span text:style-name="Source_20_Text"><text:span text:style-name="T4">v-model</text:span></text:span><text:span text:style-name="T3">. It's a shorthand syntax for two-way data binding, which allows you to bind a user input (like text or checkboxes) to a reactive variable in your JavaScript code.</text:span></text:p>
      <text:p text:style-name="P1"><text:span text:style-name="Strong_20_Emphasis"><text:span text:style-name="T1">What is </text:span></text:span><text:span text:style-name="Strong_20_Emphasis"><text:span text:style-name="Source_20_Text"><text:span text:style-name="T2">v-model</text:span></text:span></text:span><text:span text:style-name="Strong_20_Emphasis"><text:span text:style-name="T1">?</text:span></text:span></text:p>
      <text:p text:style-name="P1"><text:span text:style-name="Source_20_Text"><text:span text:style-name="T4">v-model</text:span></text:span><text:span text:style-name="T3"> is a directive that tells Vue to automatically synchronize the value of an HTML element with a reactive property on your component. When the user interacts with the element, the property is updated, and vice versa.</text:span></text:p>
      <text:p text:style-name="P2">Here's an example:</text:p>
      <text:p text:style-name="P3"><text:span text:style-name="Source_20_Text"><text:span text:style-name="T5">&lt;input v-model="username"&gt;</text:span></text:span></text:p>
      <text:p text:style-name="P1"><text:span text:style-name="T3">In this example, </text:span><text:span text:style-name="Source_20_Text"><text:span text:style-name="T4">username</text:span></text:span><text:span text:style-name="T3"> is a reactive property on our component that will be automatically bound to the input field's value.</text:span></text:p>
      <text:p text:style-name="P4"><text:span text:style-name="Strong_20_Emphasis"><text:span text:style-name="T1">How does it work?</text:span></text:span></text:p>
      <text:p text:style-name="P1"><text:span text:style-name="T3">When you type something into the input field, Vue creates a new property on your component called </text:span><text:span text:style-name="Source_20_Text"><text:span text:style-name="T4">usernameValue</text:span></text:span><text:span text:style-name="T3">. This property is initialized with the current value of the input field. When you submit the form or press Enter, Vue updates the </text:span><text:span text:style-name="Source_20_Text"><text:span text:style-name="T4">username</text:span></text:span><text:span text:style-name="T3"> reactive property to match the new value.</text:span></text:p>
      <text:p text:style-name="P2">Here's the magic:</text:p>
      <text:p text:style-name="P3"><text:span text:style-name="Source_20_Text"><text:span text:style-name="T5">export default {</text:span></text:span></text:p>
      <text:p text:style-name="P3"><text:span text:style-name="Source_20_Text"><text:span text:style-name="T6"><text:s text:c="2"/></text:span></text:span><text:span text:style-name="Source_20_Text"><text:span text:style-name="T5">data() {</text:span></text:span></text:p>
      <text:p text:style-name="P3"><text:span text:style-name="Source_20_Text"><text:span text:style-name="T6"><text:s text:c="4"/></text:span></text:span><text:span text:style-name="Source_20_Text"><text:span text:style-name="T5">return {</text:span></text:span></text:p>
      <text:p text:style-name="P3"><text:span text:style-name="Source_20_Text"><text:span text:style-name="T6"><text:s text:c="6"/></text:span></text:span><text:span text:style-name="Source_20_Text"><text:span text:style-name="T5">username: ''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,</text:span></text:span></text:p>
      <text:p text:style-name="P3"><text:span text:style-name="Source_20_Text"><text:span text:style-name="T6"><text:s text:c="2"/></text:span></text:span><text:span text:style-name="Source_20_Text"><text:span text:style-name="T5">methods: {</text:span></text:span></text:p>
      <text:p text:style-name="P3"><text:span text:style-name="Source_20_Text"><text:span text:style-name="T6"><text:s text:c="4"/></text:span></text:span><text:span text:style-name="Source_20_Text"><text:span text:style-name="T5">// Update the username when it changes</text:span></text:span></text:p>
      <text:p text:style-name="P3"><text:span text:style-name="Source_20_Text"><text:span text:style-name="T6"><text:s text:c="4"/></text:span></text:span><text:span text:style-name="Source_20_Text"><text:span text:style-name="T5">updateUsername() {</text:span></text:span></text:p>
      <text:p text:style-name="P3"><text:span text:style-name="Source_20_Text"><text:span text:style-name="T6"><text:s text:c="6"/></text:span></text:span><text:span text:style-name="Source_20_Text"><text:span text:style-name="T5">this.username = this.usernameValue;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1"><text:soft-page-break/><text:span text:style-name="T3">In this example, when the </text:span><text:span text:style-name="Source_20_Text"><text:span text:style-name="T4">username</text:span></text:span><text:span text:style-name="T3"> reactive property changes (e.g., because the user types something into the input field), our </text:span><text:span text:style-name="Source_20_Text"><text:span text:style-name="T4">updateUsername()</text:span></text:span><text:span text:style-name="T3"> method is automatically called.</text:span></text:p>
      <text:p text:style-name="P4"><text:span text:style-name="Strong_20_Emphasis"><text:span text:style-name="T1">Example Use Case</text:span></text:span></text:p>
      <text:p text:style-name="P2">Let's create a simple form with a text input and a submit button:</text:p>
      <text:p text:style-name="P3"><text:span text:style-name="Source_20_Text"><text:span text:style-name="T5">&lt;template&gt;</text:span></text:span></text:p>
      <text:p text:style-name="P3"><text:span text:style-name="Source_20_Text"><text:span text:style-name="T6"><text:s text:c="2"/></text:span></text:span><text:span text:style-name="Source_20_Text"><text:span text:style-name="T5">&lt;form @submit.prevent="submitForm"&gt;</text:span></text:span></text:p>
      <text:p text:style-name="P3"><text:span text:style-name="Source_20_Text"><text:span text:style-name="T6"><text:s text:c="4"/></text:span></text:span><text:span text:style-name="Source_20_Text"><text:span text:style-name="T5">&lt;input v-model="username" type="text" placeholder="Enter your name"&gt;</text:span></text:span></text:p>
      <text:p text:style-name="P3"><text:span text:style-name="Source_20_Text"><text:span text:style-name="T6"><text:s text:c="4"/></text:span></text:span><text:span text:style-name="Source_20_Text"><text:span text:style-name="T5">&lt;button type="submit"&gt;Submit&lt;/button&gt;</text:span></text:span></text:p>
      <text:p text:style-name="P3"><text:span text:style-name="Source_20_Text"><text:span text:style-name="T6"><text:s text:c="2"/></text:span></text:span><text:span text:style-name="Source_20_Text"><text:span text:style-name="T5">&lt;/form&gt;</text:span></text:span></text:p>
      <text:p text:style-name="P3"><text:span text:style-name="Source_20_Text"><text:span text:style-name="T5">&lt;/template&gt;</text:span></text:span></text:p>
      <text:p text:style-name="P3"/>
      <text:p text:style-name="P3"><text:span text:style-name="Source_20_Text"><text:span text:style-name="T5">&lt;script&gt;</text:span></text:span></text:p>
      <text:p text:style-name="P3"><text:span text:style-name="Source_20_Text"><text:span text:style-name="T5">export default {</text:span></text:span></text:p>
      <text:p text:style-name="P3"><text:span text:style-name="Source_20_Text"><text:span text:style-name="T6"><text:s text:c="2"/></text:span></text:span><text:span text:style-name="Source_20_Text"><text:span text:style-name="T5">data() {</text:span></text:span></text:p>
      <text:p text:style-name="P3"><text:span text:style-name="Source_20_Text"><text:span text:style-name="T6"><text:s text:c="4"/></text:span></text:span><text:span text:style-name="Source_20_Text"><text:span text:style-name="T5">return {</text:span></text:span></text:p>
      <text:p text:style-name="P3"><text:span text:style-name="Source_20_Text"><text:span text:style-name="T6"><text:s text:c="6"/></text:span></text:span><text:span text:style-name="Source_20_Text"><text:span text:style-name="T5">username: ''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,</text:span></text:span></text:p>
      <text:p text:style-name="P3"><text:span text:style-name="Source_20_Text"><text:span text:style-name="T6"><text:s text:c="2"/></text:span></text:span><text:span text:style-name="Source_20_Text"><text:span text:style-name="T5">methods: {</text:span></text:span></text:p>
      <text:p text:style-name="P3"><text:span text:style-name="Source_20_Text"><text:span text:style-name="T6"><text:s text:c="4"/></text:span></text:span><text:span text:style-name="Source_20_Text"><text:span text:style-name="T5">submitForm() {</text:span></text:span></text:p>
      <text:p text:style-name="P3"><text:span text:style-name="Source_20_Text"><text:span text:style-name="T6"><text:s text:c="6"/></text:span></text:span><text:span text:style-name="Source_20_Text"><text:span text:style-name="T5">console.log(`Hello, ${this.username}!`);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3"><text:span text:style-name="Source_20_Text"><text:span text:style-name="T5">&lt;/script&gt;</text:span></text:span></text:p>
      <text:p text:style-name="P1"><text:span text:style-name="T3">In this example, we have a text input with </text:span><text:span text:style-name="Source_20_Text"><text:span text:style-name="T4">v-model</text:span></text:span><text:span text:style-name="T3"> bound to our </text:span><text:span text:style-name="Source_20_Text"><text:span text:style-name="T4">username</text:span></text:span><text:span text:style-name="T3"> reactive property. When the user submits the form, Vue updates the </text:span><text:span text:style-name="Source_20_Text"><text:span text:style-name="T4">username</text:span></text:span><text:span text:style-name="T3"> property and calls our </text:span><text:span text:style-name="Source_20_Text"><text:span text:style-name="T4">submitForm()</text:span></text:span><text:span text:style-name="T3"> method.</text:span></text:p>
      <text:p text:style-name="P5"/>
      <text:p text:style-name="P6"><text:span text:style-name="Strong_20_Emphasis"><text:span text:style-name="T1">User Inputs</text:span></text:span></text:p>
      <text:p text:style-name="P1"><text:span text:style-name="T3">In Vue, we can handle user inputs using the </text:span><text:span text:style-name="Source_20_Text"><text:span text:style-name="T4">v-model</text:span></text:span><text:span text:style-name="T3"> directive, which we've already covered earlier. However, let's explore some additional features that allow us to customize how user input is handled:</text:span></text:p>
      <text:list text:style-name="L1">
        <text:list-item>
          <text:p text:style-name="P7"><text:span text:style-name="Strong_20_Emphasis"><text:span text:style-name="Source_20_Text"><text:span text:style-name="T2">v-model.trim()</text:span></text:span></text:span><text:span text:style-name="T3">: This modifier removes whitespace from the input value.</text:span></text:p>
        </text:list-item>
        <text:list-item>
          <text:p text:style-name="P7"><text:span text:style-name="Strong_20_Emphasis"><text:span text:style-name="Source_20_Text"><text:span text:style-name="T2">v-model.lowercase()</text:span></text:span></text:span><text:span text:style-name="T3">: This modifier converts the input value to lowercase.</text:span></text:p>
        </text:list-item>
        <text:list-item>
          <text:p text:style-name="P7"><text:span text:style-name="Strong_20_Emphasis"><text:span text:style-name="Source_20_Text"><text:span text:style-name="T2">v-model.upercase()</text:span></text:span></text:span><text:span text:style-name="T3">: This modifier converts the input value to uppercase.</text:span></text:p>
        </text:list-item>
      </text:list>
      <text:p text:style-name="P2">Here's an example:</text:p>
      <text:p text:style-name="P3"><text:span text:style-name="Source_20_Text"><text:span text:style-name="T5">&lt;input v-model.trim="username" placeholder="Enter your name"&gt;</text:span></text:span></text:p>
      <text:p text:style-name="P1"><text:span text:style-name="T3">In this example, the </text:span><text:span text:style-name="Source_20_Text"><text:span text:style-name="T4">trim()</text:span></text:span><text:span text:style-name="T3"> modifier is used to remove whitespace from the input value.</text:span></text:p>
      <text:p text:style-name="P4"><text:span text:style-name="Strong_20_Emphasis"><text:span text:style-name="T1">Events</text:span></text:span></text:p>
      <text:p text:style-name="P1"><text:span text:style-name="T3">To handle events in Vue, we can use the </text:span><text:span text:style-name="Source_20_Text"><text:span text:style-name="T4">v-on</text:span></text:span><text:span text:style-name="T3"> directive. This allows us to listen for events on an element and respond accordingly.</text:span></text:p>
      <text:p text:style-name="P2">Here's an example:</text:p>
      <text:p text:style-name="P8"><text:span text:style-name="Source_20_Text"><text:span text:style-name="T5">&lt;button v-on:click="handleClick"&gt;Click me!&lt;/button&gt;</text:span></text:span></text:p>
      <text:p text:style-name="P1"><text:span text:style-name="T3">In this example, when the button is clicked, our </text:span><text:span text:style-name="Source_20_Text"><text:span text:style-name="T4">handleClick()</text:span></text:span><text:span text:style-name="T3"> function will be called.</text:span></text:p>
      <text:p text:style-name="P2">We can also use event modifiers to customize how events are handled. For example:</text:p>
      <text:list text:style-name="L2">
        <text:list-item>
          <text:p text:style-name="P9"><text:span text:style-name="Strong_20_Emphasis"><text:span text:style-name="Source_20_Text"><text:span text:style-name="T2">v-on:click.prevent</text:span></text:span></text:span><text:span text:style-name="T3">: Prevents the default behavior of the click event.</text:span></text:p>
        </text:list-item>
        <text:list-item>
          <text:p text:style-name="P9"><text:span text:style-name="Strong_20_Emphasis"><text:span text:style-name="Source_20_Text"><text:span text:style-name="T2">v-on:click.stop</text:span></text:span></text:span><text:span text:style-name="T3">: Stops the propagation of the click event.</text:span></text:p>
        </text:list-item>
        <text:list-item>
          <text:p text:style-name="P9"><text:span text:style-name="Strong_20_Emphasis"><text:span text:style-name="Source_20_Text"><text:span text:style-name="T2">v-on:click.self</text:span></text:span></text:span><text:span text:style-name="T3">: Only calls the event handler on the element itself, not its children.</text:span></text:p>
        </text:list-item>
      </text:list>
      <text:p text:style-name="P2">Here's an example:</text:p>
      <text:p text:style-name="P8"><text:span text:style-name="Source_20_Text"><text:span text:style-name="T5">&lt;button v-on:click.prevent="handleClick"&gt;Click me!&lt;/button&gt;</text:span></text:span></text:p>
      <text:p text:style-name="P1"><text:span text:style-name="T3">In this example, when the button is clicked, our </text:span><text:span text:style-name="Source_20_Text"><text:span text:style-name="T4">handleClick()</text:span></text:span><text:span text:style-name="T3"> function will be called, but the default behavior of the click event will be prevented.</text:span></text:p>
      <text:p text:style-name="P4"><text:span text:style-name="Strong_20_Emphasis"><text:span text:style-name="T1">Event Listeners</text:span></text:span></text:p>
      <text:p text:style-name="P1"><text:span text:style-name="T3">We can also use native event listeners to handle events in Vue. This allows us to listen for events on an element and respond accordingly without using the </text:span><text:span text:style-name="Source_20_Text"><text:span text:style-name="T4">v-on</text:span></text:span><text:span text:style-name="T3"> directive.</text:span></text:p>
      <text:p text:style-name="P2">Here's an example:</text:p>
      <text:p text:style-name="P3"><text:span text:style-name="Source_20_Text"><text:span text:style-name="T5">&lt;template&gt;</text:span></text:span></text:p>
      <text:p text:style-name="P3"><text:span text:style-name="Source_20_Text"><text:span text:style-name="T6"><text:s text:c="2"/></text:span></text:span><text:span text:style-name="Source_20_Text"><text:span text:style-name="T5">&lt;div @click="handleClick"&gt;Click me!&lt;/div&gt;</text:span></text:span></text:p>
      <text:p text:style-name="P3"><text:span text:style-name="Source_20_Text"><text:span text:style-name="T5">&lt;/template&gt;</text:span></text:span></text:p>
      <text:p text:style-name="P3"/>
      <text:p text:style-name="P3"><text:span text:style-name="Source_20_Text"><text:span text:style-name="T5">&lt;script&gt;</text:span></text:span></text:p>
      <text:p text:style-name="P3"><text:span text:style-name="Source_20_Text"><text:span text:style-name="T5">export default {</text:span></text:span></text:p>
      <text:p text:style-name="P3"><text:soft-page-break/><text:span text:style-name="Source_20_Text"><text:span text:style-name="T6"><text:s text:c="2"/></text:span></text:span><text:span text:style-name="Source_20_Text"><text:span text:style-name="T5">methods: {</text:span></text:span></text:p>
      <text:p text:style-name="P3"><text:span text:style-name="Source_20_Text"><text:span text:style-name="T6"><text:s text:c="4"/></text:span></text:span><text:span text:style-name="Source_20_Text"><text:span text:style-name="T5">handleClick(event) {</text:span></text:span></text:p>
      <text:p text:style-name="P3"><text:span text:style-name="Source_20_Text"><text:span text:style-name="T6"><text:s text:c="6"/></text:span></text:span><text:span text:style-name="Source_20_Text"><text:span text:style-name="T5">console.log('Clicked!');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3"><text:span text:style-name="Source_20_Text"><text:span text:style-name="T5">&lt;/script&gt;</text:span></text:span></text:p>
      <text:p text:style-name="P1"><text:span text:style-name="T3">In this example, when the element is clicked, our </text:span><text:span text:style-name="Source_20_Text"><text:span text:style-name="T4">handleClick()</text:span></text:span><text:span text:style-name="T3"> function will be called with an event object as a parameter.</text:span></text:p>
      <text:p text:style-name="P4"><text:span text:style-name="Strong_20_Emphasis"><text:span text:style-name="T1">Event Arguments</text:span></text:span></text:p>
      <text:p text:style-name="P1"><text:span text:style-name="T3">When using native event listeners or the </text:span><text:span text:style-name="Source_20_Text"><text:span text:style-name="T4">v-on</text:span></text:span><text:span text:style-name="T3"> directive, we can access event arguments to get more information about the event that occurred.</text:span></text:p>
      <text:p text:style-name="P2">Here's an example:</text:p>
      <text:p text:style-name="P3"><text:span text:style-name="Source_20_Text"><text:span text:style-name="T5">&lt;template&gt;</text:span></text:span></text:p>
      <text:p text:style-name="P3"><text:span text:style-name="Source_20_Text"><text:span text:style-name="T6"><text:s text:c="2"/></text:span></text:span><text:span text:style-name="Source_20_Text"><text:span text:style-name="T5">&lt;div @click="handleClick($event)"&gt;Click me!&lt;/div&gt;</text:span></text:span></text:p>
      <text:p text:style-name="P3"><text:span text:style-name="Source_20_Text"><text:span text:style-name="T5">&lt;/template&gt;</text:span></text:span></text:p>
      <text:p text:style-name="P3"/>
      <text:p text:style-name="P3"><text:span text:style-name="Source_20_Text"><text:span text:style-name="T5">&lt;script&gt;</text:span></text:span></text:p>
      <text:p text:style-name="P3"><text:span text:style-name="Source_20_Text"><text:span text:style-name="T5">export default {</text:span></text:span></text:p>
      <text:p text:style-name="P3"><text:span text:style-name="Source_20_Text"><text:span text:style-name="T6"><text:s text:c="2"/></text:span></text:span><text:span text:style-name="Source_20_Text"><text:span text:style-name="T5">methods: {</text:span></text:span></text:p>
      <text:p text:style-name="P3"><text:span text:style-name="Source_20_Text"><text:span text:style-name="T6"><text:s text:c="4"/></text:span></text:span><text:span text:style-name="Source_20_Text"><text:span text:style-name="T5">handleClick(event) {</text:span></text:span></text:p>
      <text:p text:style-name="P3"><text:span text:style-name="Source_20_Text"><text:span text:style-name="T6"><text:s text:c="6"/></text:span></text:span><text:span text:style-name="Source_20_Text"><text:span text:style-name="T5">console.log('Clicked!', event); // access event arguments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3"><text:span text:style-name="Source_20_Text"><text:span text:style-name="T5">&lt;/script&gt;</text:span></text:span></text:p>
      <text:p text:style-name="P1"><text:span text:style-name="T3">In this example, when the element is clicked, our </text:span><text:span text:style-name="Source_20_Text"><text:span text:style-name="T4">handleClick()</text:span></text:span><text:span text:style-name="T3"> function will be called with an event object as a parameter.</text:span></text:p>
      <text:p text:style-name="P5"/>
      <text:p text:style-name="P6"><text:span text:style-name="Strong_20_Emphasis"><text:span text:style-name="T1">What are Directives?</text:span></text:span></text:p>
      <text:p text:style-name="P2">In Vue, a directive is a small function that can be applied to an HTML element. Directives allow you to extend the functionality of your application and bind data to your templates.</text:p>
      <text:p text:style-name="P1"><text:span text:style-name="T3">Today, we're going to explore five essential directives: </text:span><text:span text:style-name="Source_20_Text"><text:span text:style-name="T4">v-bind</text:span></text:span><text:span text:style-name="T3">, </text:span><text:span text:style-name="Source_20_Text"><text:span text:style-name="T4">v-if</text:span></text:span><text:span text:style-name="T3">, </text:span><text:span text:style-name="Source_20_Text"><text:span text:style-name="T4">v-for</text:span></text:span><text:span text:style-name="T3">, </text:span><text:span text:style-name="Source_20_Text"><text:span text:style-name="T4">v-show</text:span></text:span><text:span text:style-name="T3">, and </text:span><text:span text:style-name="Source_20_Text"><text:span text:style-name="T4">v-on</text:span></text:span><text:span text:style-name="T3">. These directives help us create dynamic and interactive user interfaces.</text:span></text:p>
      <text:p text:style-name="P1"><text:span text:style-name="Strong_20_Emphasis"><text:span text:style-name="T1">1. </text:span></text:span><text:span text:style-name="Strong_20_Emphasis"><text:span text:style-name="Source_20_Text"><text:span text:style-name="T2">v-bind</text:span></text:span></text:span></text:p>
      <text:p text:style-name="P1"><text:span text:style-name="T3">The </text:span><text:span text:style-name="Source_20_Text"><text:span text:style-name="T4">v-bind</text:span></text:span><text:span text:style-name="T3"> directive is used for one-way data binding. It allows you to bind a value from your JavaScript code to an HTML element's attribute.</text:span></text:p>
      <text:p text:style-name="P8"><text:span text:style-name="Source_20_Text"><text:span text:style-name="T5">&lt;div v-bind:foo="bar"&gt;Foo&lt;/div&gt;</text:span></text:span></text:p>
      <text:p text:style-name="P1"><text:span text:style-name="T3">In this example, the value of </text:span><text:span text:style-name="Source_20_Text"><text:span text:style-name="T4">bar</text:span></text:span><text:span text:style-name="T3"> in our JavaScript code will be bound to the </text:span><text:span text:style-name="Source_20_Text"><text:span text:style-name="T4">foo</text:span></text:span><text:span text:style-name="T3"> attribute on the </text:span><text:span text:style-name="Source_20_Text"><text:span text:style-name="T4">div</text:span></text:span><text:span text:style-name="T3"> element.</text:span></text:p>
      <text:p text:style-name="P1"><text:span text:style-name="T3">However, </text:span><text:span text:style-name="Source_20_Text"><text:span text:style-name="T4">v-bind</text:span></text:span><text:span text:style-name="T3"> can be problematic if not used carefully. It can lead to unnecessary re-renders and performance issues. That's why Vue 2 introduced a new directive called </text:span><text:span text:style-name="Source_20_Text"><text:span text:style-name="T4">v-model</text:span></text:span><text:span text:style-name="T3">.</text:span></text:p>
      <text:p text:style-name="P1"><text:span text:style-name="Strong_20_Emphasis"><text:span text:style-name="T1">2. </text:span></text:span><text:span text:style-name="Strong_20_Emphasis"><text:span text:style-name="Source_20_Text"><text:span text:style-name="T2">v-if</text:span></text:span></text:span></text:p>
      <text:p text:style-name="P1"><text:span text:style-name="T3">The </text:span><text:span text:style-name="Source_20_Text"><text:span text:style-name="T4">v-if</text:span></text:span><text:span text:style-name="T3"> directive is used to conditionally render an element based on a Boolean value.</text:span></text:p>
      <text:p text:style-name="P3"><text:span text:style-name="Source_20_Text"><text:span text:style-name="T5">&lt;div v-if="showMe"&gt;Show me!&lt;/div&gt;</text:span></text:span></text:p>
      <text:p text:style-name="P1"><text:span text:style-name="T3">In this example, the </text:span><text:span text:style-name="Source_20_Text"><text:span text:style-name="T4">div</text:span></text:span><text:span text:style-name="T3"> element will only be rendered if the value of </text:span><text:span text:style-name="Source_20_Text"><text:span text:style-name="T4">showMe</text:span></text:span><text:span text:style-name="T3"> is </text:span><text:span text:style-name="Source_20_Text"><text:span text:style-name="T4">true</text:span></text:span><text:span text:style-name="T3">.</text:span></text:p>
      <text:p text:style-name="P1"><text:span text:style-name="Strong_20_Emphasis"><text:span text:style-name="T1">3. </text:span></text:span><text:span text:style-name="Strong_20_Emphasis"><text:span text:style-name="Source_20_Text"><text:span text:style-name="T2">v-for</text:span></text:span></text:span></text:p>
      <text:p text:style-name="P1"><text:span text:style-name="T3">The </text:span><text:span text:style-name="Source_20_Text"><text:span text:style-name="T4">v-for</text:span></text:span><text:span text:style-name="T3"> directive is used to loop through an array and render a template for each item in the array.</text:span></text:p>
      <text:p text:style-name="P3"><text:span text:style-name="Source_20_Text"><text:span text:style-name="T5">&lt;ul&gt;</text:span></text:span></text:p>
      <text:p text:style-name="P3"><text:span text:style-name="Source_20_Text"><text:span text:style-name="T6"><text:s text:c="2"/></text:span></text:span><text:span text:style-name="Source_20_Text"><text:span text:style-name="T5">&lt;li v-for="item in items"&gt;{{ item }}&lt;/li&gt;</text:span></text:span></text:p>
      <text:p text:style-name="P3"><text:span text:style-name="Source_20_Text"><text:span text:style-name="T5">&lt;/ul&gt;</text:span></text:span></text:p>
      <text:p text:style-name="P1"><text:span text:style-name="T3">In this example, Vue will render an </text:span><text:span text:style-name="Source_20_Text"><text:span text:style-name="T4">li</text:span></text:span><text:span text:style-name="T3"> element for each item in the </text:span><text:span text:style-name="Source_20_Text"><text:span text:style-name="T4">items</text:span></text:span><text:span text:style-name="T3"> array.</text:span></text:p>
      <text:p text:style-name="P1"><text:span text:style-name="Strong_20_Emphasis"><text:span text:style-name="T1">4. </text:span></text:span><text:span text:style-name="Strong_20_Emphasis"><text:span text:style-name="Source_20_Text"><text:span text:style-name="T2">v-show</text:span></text:span></text:span></text:p>
      <text:p text:style-name="P1"><text:span text:style-name="T3">The </text:span><text:span text:style-name="Source_20_Text"><text:span text:style-name="T4">v-show</text:span></text:span><text:span text:style-name="T3"> directive is used to conditionally show or hide an element based on a Boolean value.</text:span></text:p>
      <text:p text:style-name="P3"><text:span text:style-name="Source_20_Text"><text:span text:style-name="T5">&lt;div v-show="hideMe"&gt;Hide me!&lt;/div&gt;</text:span></text:span></text:p>
      <text:p text:style-name="P1"><text:span text:style-name="T3">In this example, the </text:span><text:span text:style-name="Source_20_Text"><text:span text:style-name="T4">div</text:span></text:span><text:span text:style-name="T3"> element will be hidden if the value of </text:span><text:span text:style-name="Source_20_Text"><text:span text:style-name="T4">hideMe</text:span></text:span><text:span text:style-name="T3"> is </text:span><text:span text:style-name="Source_20_Text"><text:span text:style-name="T4">true</text:span></text:span><text:span text:style-name="T3">.</text:span></text:p>
      <text:p text:style-name="P1"><text:span text:style-name="Strong_20_Emphasis"><text:span text:style-name="T1">5. </text:span></text:span><text:span text:style-name="Strong_20_Emphasis"><text:span text:style-name="Source_20_Text"><text:span text:style-name="T2">v-on</text:span></text:span></text:span></text:p>
      <text:p text:style-name="P1"><text:span text:style-name="T3">The </text:span><text:span text:style-name="Source_20_Text"><text:span text:style-name="T4">v-on</text:span></text:span><text:span text:style-name="T3"> directive is used to listen for events on an element.</text:span></text:p>
      <text:p text:style-name="P8"><text:span text:style-name="Source_20_Text"><text:span text:style-name="T5">&lt;button v-on:click="handleClick"&gt;Click me!&lt;/button&gt;</text:span></text:span></text:p>
      <text:p text:style-name="P1"><text:span text:style-name="T3">In this example, Vue will call our </text:span><text:span text:style-name="Source_20_Text"><text:span text:style-name="T4">handleClick()</text:span></text:span><text:span text:style-name="T3"> method when the button is clicked.</text:span></text:p>
      <text:p text:style-name="P2">Let's create a simple example that uses all these directives:</text:p>
      <text:p text:style-name="P3"><text:span text:style-name="Source_20_Text"><text:span text:style-name="T5">&lt;template&gt;</text:span></text:span></text:p>
      <text:p text:style-name="P3"><text:soft-page-break/><text:span text:style-name="Source_20_Text"><text:span text:style-name="T6"><text:s text:c="2"/></text:span></text:span><text:span text:style-name="Source_20_Text"><text:span text:style-name="T5">&lt;div&gt;</text:span></text:span></text:p>
      <text:p text:style-name="P3"><text:span text:style-name="Source_20_Text"><text:span text:style-name="T6"><text:s text:c="4"/></text:span></text:span><text:span text:style-name="Source_20_Text"><text:span text:style-name="T5">&lt;input v-model="username" placeholder="Enter your name"&gt;</text:span></text:span></text:p>
      <text:p text:style-name="P3"><text:span text:style-name="Source_20_Text"><text:span text:style-name="T6"><text:s text:c="4"/></text:span></text:span><text:span text:style-name="Source_20_Text"><text:span text:style-name="T5">&lt;ul&gt;</text:span></text:span></text:p>
      <text:p text:style-name="P3"><text:span text:style-name="Source_20_Text"><text:span text:style-name="T6"><text:s text:c="6"/></text:span></text:span><text:span text:style-name="Source_20_Text"><text:span text:style-name="T5">&lt;li v-for="item in items"&gt;{{ item }}&lt;/li&gt;</text:span></text:span></text:p>
      <text:p text:style-name="P3"><text:span text:style-name="Source_20_Text"><text:span text:style-name="T6"><text:s text:c="4"/></text:span></text:span><text:span text:style-name="Source_20_Text"><text:span text:style-name="T5">&lt;/ul&gt;</text:span></text:span></text:p>
      <text:p text:style-name="P8"><text:span text:style-name="Source_20_Text"><text:span text:style-name="T6"><text:s text:c="4"/></text:span></text:span><text:span text:style-name="Source_20_Text"><text:span text:style-name="T5">&lt;button v-on:click="addItem"&gt;Add item&lt;/button&gt;</text:span></text:span></text:p>
      <text:p text:style-name="P3"><text:span text:style-name="Source_20_Text"><text:span text:style-name="T6"><text:s text:c="2"/></text:span></text:span><text:span text:style-name="Source_20_Text"><text:span text:style-name="T5">&lt;/div&gt;</text:span></text:span></text:p>
      <text:p text:style-name="P3"><text:span text:style-name="Source_20_Text"><text:span text:style-name="T5">&lt;/template&gt;</text:span></text:span></text:p>
      <text:p text:style-name="P3"/>
      <text:p text:style-name="P3"><text:span text:style-name="Source_20_Text"><text:span text:style-name="T5">&lt;script&gt;</text:span></text:span></text:p>
      <text:p text:style-name="P3"><text:span text:style-name="Source_20_Text"><text:span text:style-name="T5">export default {</text:span></text:span></text:p>
      <text:p text:style-name="P3"><text:span text:style-name="Source_20_Text"><text:span text:style-name="T6"><text:s text:c="2"/></text:span></text:span><text:span text:style-name="Source_20_Text"><text:span text:style-name="T5">data() {</text:span></text:span></text:p>
      <text:p text:style-name="P3"><text:span text:style-name="Source_20_Text"><text:span text:style-name="T6"><text:s text:c="4"/></text:span></text:span><text:span text:style-name="Source_20_Text"><text:span text:style-name="T5">return {</text:span></text:span></text:p>
      <text:p text:style-name="P3"><text:span text:style-name="Source_20_Text"><text:span text:style-name="T6"><text:s text:c="6"/></text:span></text:span><text:span text:style-name="Source_20_Text"><text:span text:style-name="T5">username: '',</text:span></text:span></text:p>
      <text:p text:style-name="P3"><text:span text:style-name="Source_20_Text"><text:span text:style-name="T6"><text:s text:c="6"/></text:span></text:span><text:span text:style-name="Source_20_Text"><text:span text:style-name="T5">items: ['Item 1', 'Item 2', 'Item 3']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,</text:span></text:span></text:p>
      <text:p text:style-name="P3"><text:span text:style-name="Source_20_Text"><text:span text:style-name="T6"><text:s text:c="2"/></text:span></text:span><text:span text:style-name="Source_20_Text"><text:span text:style-name="T5">methods: {</text:span></text:span></text:p>
      <text:p text:style-name="P3"><text:span text:style-name="Source_20_Text"><text:span text:style-name="T6"><text:s text:c="4"/></text:span></text:span><text:span text:style-name="Source_20_Text"><text:span text:style-name="T5">addItem() {</text:span></text:span></text:p>
      <text:p text:style-name="P3"><text:span text:style-name="Source_20_Text"><text:span text:style-name="T6"><text:s text:c="6"/></text:span></text:span><text:span text:style-name="Source_20_Text"><text:span text:style-name="T5">this.items.push('New Item');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3"><text:span text:style-name="Source_20_Text"><text:span text:style-name="T5">&lt;/script&gt;</text:span></text:span></text:p>
      <text:p text:style-name="P1"><text:span text:style-name="T3">In this example, we have an input field, a list of items that's looped through using </text:span><text:span text:style-name="Source_20_Text"><text:span text:style-name="T4">v-for</text:span></text:span><text:span text:style-name="T3">, and a button that listens for the click event using </text:span><text:span text:style-name="Source_20_Text"><text:span text:style-name="T4">v-on</text:span></text:span><text:span text:style-name="T3">.</text:span></text:p>
      <text:p text:style-name="P5"/>
      <text:h text:style-name="P10" text:outline-level="2"><text:bookmark text:name="form-example"/><text:span text:style-name="Strong_20_Emphasis"><text:span text:style-name="T7">Form Example</text:span></text:span></text:h>
      <text:p text:style-name="P2">Here's an example of a form that uses two-way data binding:</text:p>
      <text:p text:style-name="P3"><text:span text:style-name="Source_20_Text"><text:span text:style-name="T5">&lt;template&gt;</text:span></text:span></text:p>
      <text:p text:style-name="P3"><text:span text:style-name="Source_20_Text"><text:span text:style-name="T6"><text:s text:c="2"/></text:span></text:span><text:span text:style-name="Source_20_Text"><text:span text:style-name="T5">&lt;form @submit.prevent="handleSubmit"&gt;</text:span></text:span></text:p>
      <text:p text:style-name="P3"><text:span text:style-name="Source_20_Text"><text:span text:style-name="T6"><text:s text:c="4"/></text:span></text:span><text:span text:style-name="Source_20_Text"><text:span text:style-name="T5">&lt;label for="name"&gt;Name:&lt;/label&gt;</text:span></text:span></text:p>
      <text:p text:style-name="P3"><text:span text:style-name="Source_20_Text"><text:span text:style-name="T6"><text:s text:c="4"/></text:span></text:span><text:span text:style-name="Source_20_Text"><text:span text:style-name="T5">&lt;input type="text" id="name" v-model="name"&gt;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5">&lt;label for="email"&gt;Email:&lt;/label&gt;</text:span></text:span></text:p>
      <text:p text:style-name="P3"><text:span text:style-name="Source_20_Text"><text:span text:style-name="T6"><text:s text:c="4"/></text:span></text:span><text:span text:style-name="Source_20_Text"><text:span text:style-name="T5">&lt;input type="email" id="email" v-model="email"&gt;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5">&lt;button type="submit"&gt;Submit&lt;/button&gt;</text:span></text:span></text:p>
      <text:p text:style-name="P3"><text:span text:style-name="Source_20_Text"><text:span text:style-name="T6"><text:s text:c="2"/></text:span></text:span><text:span text:style-name="Source_20_Text"><text:span text:style-name="T5">&lt;/form&gt;</text:span></text:span></text:p>
      <text:p text:style-name="P3"><text:span text:style-name="Source_20_Text"><text:span text:style-name="T5">&lt;/template&gt;</text:span></text:span></text:p>
      <text:p text:style-name="P3"/>
      <text:p text:style-name="P3"><text:span text:style-name="Source_20_Text"><text:span text:style-name="T5">&lt;script&gt;</text:span></text:span></text:p>
      <text:p text:style-name="P3"><text:span text:style-name="Source_20_Text"><text:span text:style-name="T5">export default {</text:span></text:span></text:p>
      <text:p text:style-name="P3"><text:span text:style-name="Source_20_Text"><text:span text:style-name="T6"><text:s text:c="2"/></text:span></text:span><text:span text:style-name="Source_20_Text"><text:span text:style-name="T5">data() {</text:span></text:span></text:p>
      <text:p text:style-name="P3"><text:span text:style-name="Source_20_Text"><text:span text:style-name="T6"><text:s text:c="4"/></text:span></text:span><text:span text:style-name="Source_20_Text"><text:span text:style-name="T5">return {</text:span></text:span></text:p>
      <text:p text:style-name="P3"><text:span text:style-name="Source_20_Text"><text:span text:style-name="T6"><text:s text:c="6"/></text:span></text:span><text:span text:style-name="Source_20_Text"><text:span text:style-name="T5">name: '',</text:span></text:span></text:p>
      <text:p text:style-name="P3"><text:span text:style-name="Source_20_Text"><text:span text:style-name="T6"><text:s text:c="6"/></text:span></text:span><text:span text:style-name="Source_20_Text"><text:span text:style-name="T5">email: ''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,</text:span></text:span></text:p>
      <text:p text:style-name="P3"><text:span text:style-name="Source_20_Text"><text:span text:style-name="T6"><text:s text:c="2"/></text:span></text:span><text:span text:style-name="Source_20_Text"><text:span text:style-name="T5">methods: {</text:span></text:span></text:p>
      <text:p text:style-name="P3"><text:span text:style-name="Source_20_Text"><text:span text:style-name="T6"><text:s text:c="4"/></text:span></text:span><text:span text:style-name="Source_20_Text"><text:span text:style-name="T5">handleSubmit() {</text:span></text:span></text:p>
      <text:p text:style-name="P3"><text:span text:style-name="Source_20_Text"><text:span text:style-name="T6"><text:s text:c="6"/></text:span></text:span><text:span text:style-name="Source_20_Text"><text:span text:style-name="T5">console.log('Form submitted with:', this.name, this.email);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3"><text:span text:style-name="Source_20_Text"><text:span text:style-name="T5">&lt;/script&gt;</text:span></text:span></text:p>
      <text:p text:style-name="P2">In this example:</text:p>
      <text:list text:style-name="L3">
        <text:list-item>
          <text:p text:style-name="P11">We create a form element and add two input fields for the user to enter their name and email.</text:p>
        </text:list-item>
        <text:list-item>
          <text:p text:style-name="P12"><text:span text:style-name="T3">We use the </text:span><text:span text:style-name="Source_20_Text"><text:span text:style-name="T4">v-model</text:span></text:span><text:span text:style-name="T3"> directive on each input field to enable two-way data binding. This means that whenever the user types something into one of the </text:span><text:soft-page-break/><text:span text:style-name="T3">input fields, the corresponding value in our component's data object will be updated automatically.</text:span></text:p>
        </text:list-item>
        <text:list-item>
          <text:p text:style-name="P12"><text:span text:style-name="T3">We also have a submit button with an event listener attached to it, which calls our </text:span><text:span text:style-name="Source_20_Text"><text:span text:style-name="T4">handleSubmit()</text:span></text:span><text:span text:style-name="T3"> function when clicked.</text:span></text:p>
        </text:list-item>
      </text:list>
      <text:p text:style-name="P4"><text:span text:style-name="Strong_20_Emphasis"><text:span text:style-name="T1">Two-Way Data Binding</text:span></text:span></text:p>
      <text:p text:style-name="P1"><text:span text:style-name="T3">In this example, we use the </text:span><text:span text:style-name="Source_20_Text"><text:span text:style-name="T4">v-model</text:span></text:span><text:span text:style-name="T3"> directive on each input field. This tells Vue to create a two-way data binding between the input field and the corresponding value in our component's data object.</text:span></text:p>
      <text:p text:style-name="P2">When the user types something into an input field, Vue automatically updates the value of the corresponding property in our data object. Conversely, when we update a value in our data object, Vue automatically updates the corresponding input field with that new value.</text:p>
      <text:p text:style-name="P2">This two-way data binding allows us to easily keep track of changes made by the user, and it also simplifies the logic for validating form inputs.</text:p>
      <text:p text:style-name="P4"><text:span text:style-name="Strong_20_Emphasis"><text:span text:style-name="T1">Form Validation</text:span></text:span></text:p>
      <text:p text:style-name="P2">In this example, we don't have any explicit validation for the form inputs. However, you can add validation using Vue's built-in validation features or third-party libraries like VeeValidate.</text:p>
      <text:p text:style-name="P2">For example, to validate an email address, we could use a regular expression:</text:p>
      <text:p text:style-name="P3"><text:span text:style-name="Source_20_Text"><text:span text:style-name="T5">&lt;input type="email" id="email" v-model="email" @blur="validateEmail"&gt;</text:span></text:span></text:p>
      <text:p text:style-name="P1"><text:span text:style-name="T3">And in our </text:span><text:span text:style-name="Source_20_Text"><text:span text:style-name="T4">methods</text:span></text:span><text:span text:style-name="T3"> section, we could have a function that checks the validity of the email address and updates the component's data accordingly.</text:span></text:p>
      <text:p text:style-name="P4"><text:span text:style-name="Strong_20_Emphasis"><text:span text:style-name="T1">Example: Conditional Display</text:span></text:span></text:p>
      <text:p text:style-name="P2">Here's an example of a component that displays a list of items, but only if the item is not empty:</text:p>
      <text:p text:style-name="P3"><text:span text:style-name="Source_20_Text"><text:span text:style-name="T5">&lt;template&gt;</text:span></text:span></text:p>
      <text:p text:style-name="P3"><text:span text:style-name="Source_20_Text"><text:span text:style-name="T6"><text:s text:c="2"/></text:span></text:span><text:span text:style-name="Source_20_Text"><text:span text:style-name="T5">&lt;div&gt;</text:span></text:span></text:p>
      <text:p text:style-name="P3"><text:span text:style-name="Source_20_Text"><text:span text:style-name="T6"><text:s text:c="4"/></text:span></text:span><text:span text:style-name="Source_20_Text"><text:span text:style-name="T5">&lt;h1&gt;Conditional Display Example&lt;/h1&gt;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5">&lt;!-- Item 1 --&gt;</text:span></text:span></text:p>
      <text:p text:style-name="P3"><text:span text:style-name="Source_20_Text"><text:span text:style-name="T6"><text:s text:c="4"/></text:span></text:span><text:span text:style-name="Source_20_Text"><text:span text:style-name="T5">&lt;div v-if="items[0] !== ''"&gt;</text:span></text:span></text:p>
      <text:p text:style-name="P3"><text:span text:style-name="Source_20_Text"><text:span text:style-name="T6"><text:s text:c="6"/></text:span></text:span><text:span text:style-name="Source_20_Text"><text:span text:style-name="T5">{{ items[0] }}</text:span></text:span></text:p>
      <text:p text:style-name="P3"><text:span text:style-name="Source_20_Text"><text:span text:style-name="T6"><text:s text:c="4"/></text:span></text:span><text:span text:style-name="Source_20_Text"><text:span text:style-name="T5">&lt;/div&gt;</text:span></text:span></text:p>
      <text:p text:style-name="P3"><text:soft-page-break/></text:p>
      <text:p text:style-name="P3"><text:span text:style-name="Source_20_Text"><text:span text:style-name="T6"><text:s text:c="4"/></text:span></text:span><text:span text:style-name="Source_20_Text"><text:span text:style-name="T5">&lt;!-- Item 2 --&gt;</text:span></text:span></text:p>
      <text:p text:style-name="P3"><text:span text:style-name="Source_20_Text"><text:span text:style-name="T6"><text:s text:c="4"/></text:span></text:span><text:span text:style-name="Source_20_Text"><text:span text:style-name="T5">&lt;div v-for="(item, index) in items" :key="index" v-if="item !== '':</text:span></text:span></text:p>
      <text:p text:style-name="P3"><text:span text:style-name="Source_20_Text"><text:span text:style-name="T6"><text:s text:c="8"/></text:span></text:span><text:span text:style-name="Source_20_Text"><text:span text:style-name="T5">{{ item }}</text:span></text:span></text:p>
      <text:p text:style-name="P3"><text:span text:style-name="Source_20_Text"><text:span text:style-name="T6"><text:s text:c="6"/></text:span></text:span><text:span text:style-name="Source_20_Text"><text:span text:style-name="T5">&lt;/div&gt;</text:span></text:span></text:p>
      <text:p text:style-name="P3"><text:span text:style-name="Source_20_Text"><text:span text:style-name="T6"><text:s text:c="4"/></text:span></text:span><text:span text:style-name="Source_20_Text"><text:span text:style-name="T5">&lt;/div&gt;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5">&lt;!-- List of items --&gt;</text:span></text:span></text:p>
      <text:p text:style-name="P3"><text:span text:style-name="Source_20_Text"><text:span text:style-name="T6"><text:s text:c="4"/></text:span></text:span><text:span text:style-name="Source_20_Text"><text:span text:style-name="T5">&lt;ul&gt;</text:span></text:span></text:p>
      <text:p text:style-name="P3"><text:span text:style-name="Source_20_Text"><text:span text:style-name="T6"><text:s text:c="6"/></text:span></text:span><text:span text:style-name="Source_20_Text"><text:span text:style-name="T5">&lt;li v-for="(item, index) in items" :key="index"&gt;</text:span></text:span></text:p>
      <text:p text:style-name="P3"><text:span text:style-name="Source_20_Text"><text:span text:style-name="T6"><text:s text:c="8"/></text:span></text:span><text:span text:style-name="Source_20_Text"><text:span text:style-name="T5">{{ item }}</text:span></text:span></text:p>
      <text:p text:style-name="P3"><text:span text:style-name="Source_20_Text"><text:span text:style-name="T6"><text:s text:c="6"/></text:span></text:span><text:span text:style-name="Source_20_Text"><text:span text:style-name="T5">&lt;/li&gt;</text:span></text:span></text:p>
      <text:p text:style-name="P3"><text:span text:style-name="Source_20_Text"><text:span text:style-name="T6"><text:s text:c="4"/></text:span></text:span><text:span text:style-name="Source_20_Text"><text:span text:style-name="T5">&lt;/ul&gt;</text:span></text:span></text:p>
      <text:p text:style-name="P3"><text:span text:style-name="Source_20_Text"><text:span text:style-name="T6"><text:s text:c="2"/></text:span></text:span><text:span text:style-name="Source_20_Text"><text:span text:style-name="T5">&lt;/div&gt;</text:span></text:span></text:p>
      <text:p text:style-name="P3"><text:span text:style-name="Source_20_Text"><text:span text:style-name="T5">&lt;/template&gt;</text:span></text:span></text:p>
      <text:p text:style-name="P3"/>
      <text:p text:style-name="P3"><text:span text:style-name="Source_20_Text"><text:span text:style-name="T5">&lt;script&gt;</text:span></text:span></text:p>
      <text:p text:style-name="P3"><text:span text:style-name="Source_20_Text"><text:span text:style-name="T5">export default {</text:span></text:span></text:p>
      <text:p text:style-name="P3"><text:span text:style-name="Source_20_Text"><text:span text:style-name="T6"><text:s text:c="2"/></text:span></text:span><text:span text:style-name="Source_20_Text"><text:span text:style-name="T5">data() {</text:span></text:span></text:p>
      <text:p text:style-name="P3"><text:span text:style-name="Source_20_Text"><text:span text:style-name="T6"><text:s text:c="4"/></text:span></text:span><text:span text:style-name="Source_20_Text"><text:span text:style-name="T5">return {</text:span></text:span></text:p>
      <text:p text:style-name="P3"><text:span text:style-name="Source_20_Text"><text:span text:style-name="T6"><text:s text:c="6"/></text:span></text:span><text:span text:style-name="Source_20_Text"><text:span text:style-name="T5">items: [</text:span></text:span></text:p>
      <text:p text:style-name="P3"><text:span text:style-name="Source_20_Text"><text:span text:style-name="T6"><text:s text:c="8"/></text:span></text:span><text:span text:style-name="Source_20_Text"><text:span text:style-name="T5">'',</text:span></text:span></text:p>
      <text:p text:style-name="P3"><text:span text:style-name="Source_20_Text"><text:span text:style-name="T6"><text:s text:c="8"/></text:span></text:span><text:span text:style-name="Source_20_Text"><text:span text:style-name="T5">'Item 1',</text:span></text:span></text:p>
      <text:p text:style-name="P3"><text:span text:style-name="Source_20_Text"><text:span text:style-name="T6"><text:s text:c="8"/></text:span></text:span><text:span text:style-name="Source_20_Text"><text:span text:style-name="T5">'Item 2',</text:span></text:span></text:p>
      <text:p text:style-name="P3"><text:span text:style-name="Source_20_Text"><text:span text:style-name="T6"><text:s text:c="8"/></text:span></text:span><text:span text:style-name="Source_20_Text"><text:span text:style-name="T5">'Item 3',</text:span></text:span></text:p>
      <text:p text:style-name="P3"><text:span text:style-name="Source_20_Text"><text:span text:style-name="T6"><text:s text:c="8"/></text:span></text:span><text:span text:style-name="Source_20_Text"><text:span text:style-name="T5">''</text:span></text:span></text:p>
      <text:p text:style-name="P3"><text:span text:style-name="Source_20_Text"><text:span text:style-name="T6"><text:s text:c="6"/></text:span></text:span><text:span text:style-name="Source_20_Text"><text:span text:style-name="T5">]</text:span></text:span></text:p>
      <text:p text:style-name="P3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6"><text:s text:c="2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3"><text:span text:style-name="Source_20_Text"><text:span text:style-name="T5">&lt;/script&gt;</text:span></text:span></text:p>
      <text:p text:style-name="P2">In this example:</text:p>
      <text:list text:style-name="L4">
        <text:list-item>
          <text:p text:style-name="P13"><text:span text:style-name="T3">We use the </text:span><text:span text:style-name="Source_20_Text"><text:span text:style-name="T4">v-if</text:span></text:span><text:span text:style-name="T3"> directive to conditionally display only the first item if it is not an empty string.</text:span></text:p>
        </text:list-item>
        <text:list-item>
          <text:p text:style-name="P13"><text:span text:style-name="T3">We use a nested </text:span><text:span text:style-name="Source_20_Text"><text:span text:style-name="T4">v-for</text:span></text:span><text:span text:style-name="T3"> loop to iterate over the list of items. This loop also uses </text:span><text:span text:style-name="Source_20_Text"><text:span text:style-name="T4">v-if</text:span></text:span><text:span text:style-name="T3"> to conditionally include each item in the list if it is not an empty string.</text:span></text:p>
        </text:list-item>
      </text:list>
      <text:p text:style-name="P1"><text:span text:style-name="Strong_20_Emphasis"><text:span text:style-name="T1">Using </text:span></text:span><text:span text:style-name="Strong_20_Emphasis"><text:span text:style-name="Source_20_Text"><text:span text:style-name="T2">:key</text:span></text:span></text:span><text:span text:style-name="Strong_20_Emphasis"><text:span text:style-name="T1"> with </text:span></text:span><text:span text:style-name="Strong_20_Emphasis"><text:span text:style-name="Source_20_Text"><text:span text:style-name="T2">v-for</text:span></text:span></text:span></text:p>
      <text:p text:style-name="P1"><text:soft-page-break/><text:span text:style-name="T3">Note that we've added a </text:span><text:span text:style-name="Source_20_Text"><text:span text:style-name="T4">:key</text:span></text:span><text:span text:style-name="T3"> attribute to both loops, which is required when using </text:span><text:span text:style-name="Source_20_Text"><text:span text:style-name="T4">v-for</text:span></text:span><text:span text:style-name="T3">. The </text:span><text:span text:style-name="Source_20_Text"><text:span text:style-name="T4">:key</text:span></text:span><text:span text:style-name="T3"> attribute specifies a unique identifier for each item in the loop. This helps Vue keep track of which items are being rendered and how they should be updated.</text:span></text:p>
      <text:p text:style-name="P1"><text:span text:style-name="Strong_20_Emphasis"><text:span text:style-name="T1">Using </text:span></text:span><text:span text:style-name="Strong_20_Emphasis"><text:span text:style-name="Source_20_Text"><text:span text:style-name="T2">v-if</text:span></text:span></text:span><text:span text:style-name="Strong_20_Emphasis"><text:span text:style-name="T1"> with </text:span></text:span><text:span text:style-name="Strong_20_Emphasis"><text:span text:style-name="Source_20_Text"><text:span text:style-name="T2">v-for</text:span></text:span></text:span></text:p>
      <text:p text:style-name="P1"><text:span text:style-name="T3">We've used nested </text:span><text:span text:style-name="Source_20_Text"><text:span text:style-name="T4">v-if</text:span></text:span><text:span text:style-name="T3"> directives to conditionally display only certain items in the list. This is different from using a single </text:span><text:span text:style-name="Source_20_Text"><text:span text:style-name="T4">v-if</text:span></text:span><text:span text:style-name="T3"> directive on the outermost element, which would conditionally render all items in the loop if any of them are not empty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8:52:49.174443067</meta:creation-date>
    <dc:date>2024-10-09T18:57:32.194443916</dc:date>
    <meta:editing-duration>PT4M44S</meta:editing-duration>
    <meta:editing-cycles>1</meta:editing-cycles>
    <meta:generator>LibreOffice/24.8.2.1$Linux_X86_64 LibreOffice_project/0f794b6e29741098670a3b95d60478a65d05ef13</meta:generator>
    <meta:document-statistic meta:table-count="0" meta:image-count="0" meta:object-count="0" meta:page-count="10" meta:paragraph-count="235" meta:word-count="1657" meta:character-count="10706" meta:non-whitespace-character-count="8886"/>
  </office:meta>
</office:document-meta>
</file>